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sitData.addVisitNode( Visi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sitData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Data.VisitData( Ivy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Data.addVisitNodes( String rootModuleConf , List visit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Data.getVisitNodes( String rootModule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sitData.setNode( Ivy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